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0D200000041645FBC1B.png" manifest:media-type=""/>
  <manifest:file-entry manifest:full-path="Pictures/10000201000000D200000041BC5EBBC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19.82cm"/>
    </style:style>
    <style:style style:name="gr2" style:family="graphic">
      <style:graphic-properties style:protect="size"/>
    </style:style>
    <style:style style:name="pr1" style:family="presentation" style:parent-style-name="freeipa_5f_upstream_5f_title-notes" style:list-style-name="L1">
      <style:graphic-properties draw:fill-color="#ffffff" draw:auto-grow-height="true" fo:min-height="12.572cm"/>
    </style:style>
    <style:style style:name="pr2" style:family="presentation" style:parent-style-name="freeipa_5f_upstream_5f_slide_5f_v2-title">
      <style:graphic-properties draw:auto-grow-height="true" fo:min-height="2.464cm"/>
    </style:style>
    <style:style style:name="pr3" style:family="presentation" style:parent-style-name="freeipa_5f_upstream_5f_slide_5f_v2-outline1" style:list-style-name="L2">
      <style:graphic-properties draw:auto-grow-height="true" fo:min-height="12.18cm"/>
    </style:style>
    <style:style style:name="pr4" style:family="presentation" style:parent-style-name="freeipa_5f_upstream_5f_slide_5f_v2-notes">
      <style:graphic-properties draw:fill-color="#ffffff" draw:auto-grow-height="true" fo:min-height="12.572cm"/>
    </style:style>
    <style:style style:name="pr5" style:family="presentation" style:parent-style-name="freeipa_5f_upstream_5f_slide_5f_v2-outline1">
      <style:graphic-properties fo:min-height="12.18cm"/>
    </style:style>
    <style:style style:name="pr6" style:family="presentation" style:parent-style-name="freeipa_5f_upstream_5f_slide_5f_v2-title">
      <style:graphic-properties fo:min-height="3.506cm"/>
    </style:style>
    <style:style style:name="pr7" style:family="presentation" style:parent-style-name="freeipa_5f_upstream_5f_slide_5f_v2-title">
      <style:graphic-properties draw:auto-grow-height="true" fo:min-height="3.473cm"/>
    </style:style>
    <style:style style:name="pr8" style:family="presentation" style:parent-style-name="freeipa_5f_upstream_5f_slide_5f_v2-outline1">
      <style:graphic-properties draw:auto-grow-height="true" fo:min-height="13.86cm"/>
    </style:style>
    <style:style style:name="pr9" style:family="presentation" style:parent-style-name="freeipa_5f_upstream_5f_slide_5f_v2-outline1">
      <style:graphic-properties draw:auto-grow-height="true" fo:min-height="12.18cm"/>
    </style:style>
    <style:style style:name="pr10" style:family="presentation" style:parent-style-name="freeipa_5f_upstream_5f_slide_5f_v2-outline1">
      <style:graphic-properties draw:auto-grow-height="true" fo:min-height="1.829cm"/>
    </style:style>
    <style:style style:name="pr11" style:family="presentation" style:parent-style-name="freeipa_5f_upstream_5f_slide_5f_v2-outline1">
      <style:graphic-properties fo:min-height="5.809cm"/>
    </style:style>
    <style:style style:name="pr12" style:family="presentation" style:parent-style-name="freeipa_5f_upstream_5f_slide_5f_v2-outline1">
      <style:graphic-properties draw:auto-grow-height="true" fo:min-height="1.942cm"/>
    </style:style>
    <style:style style:name="pr13" style:family="presentation" style:parent-style-name="freeipa_5f_upstream_5f_slide_5f_v2-outline1">
      <style:graphic-properties draw:auto-grow-height="true" fo:min-height="12.96cm"/>
    </style:style>
    <style:style style:name="pr14" style:family="presentation" style:parent-style-name="freeipa_5f_upstream_5f_slide_5f_v2-outline1">
      <style:graphic-properties draw:auto-grow-height="true" fo:min-height="6.003cm"/>
    </style:style>
    <style:style style:name="co1" style:family="table-column">
      <style:table-column-properties style:column-width="7.106cm" style:use-optimal-column-width="false"/>
    </style:style>
    <style:style style:name="co2" style:family="table-column">
      <style:table-column-properties style:column-width="6.299cm" style:use-optimal-column-width="false"/>
    </style:style>
    <style:style style:name="co3" style:family="table-column">
      <style:table-column-properties style:column-width="7.055cm" style:use-optimal-column-width="false"/>
    </style:style>
    <style:style style:name="co4" style:family="table-column">
      <style:table-column-properties style:column-width="5.546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margin-left="0cm" fo:margin-right="0cm" fo:line-height="150%" fo:text-align="start" fo:text-indent="0cm"/>
      <style:text-properties fo:text-shadow="1pt 1pt"/>
    </style:style>
    <style:style style:name="P2" style:family="paragraph">
      <style:paragraph-properties fo:margin-left="0cm" fo:margin-right="0cm" fo:line-height="150%" fo:text-align="start" fo:text-indent="0cm"/>
      <style:text-properties fo:color="#004586" fo:font-size="18pt" fo:text-shadow="1pt 1pt"/>
    </style:style>
    <style:style style:name="P3" style:family="paragraph">
      <style:paragraph-properties fo:margin-left="0cm" fo:margin-right="0cm" fo:text-indent="0cm"/>
      <style:text-properties fo:font-size="20pt"/>
    </style:style>
    <style:style style:name="P4" style:family="paragraph">
      <style:text-properties fo:font-size="20pt"/>
    </style:style>
    <style:style style:name="P5" style:family="paragraph">
      <style:text-properties fo:font-family="'Liberation Mono'" style:font-family-generic="modern" style:font-pitch="fixed" fo:font-size="12pt" style:font-size-asian="12pt" style:font-size-complex="12pt"/>
    </style:style>
    <style:style style:name="P6" style:family="paragraph">
      <style:text-properties fo:font-family="'Liberation Mono'" style:font-family-generic="modern" style:font-pitch="fixed" fo:font-size="16pt" style:font-size-asian="16pt" style:font-size-complex="16pt"/>
    </style:style>
    <style:style style:name="T1" style:family="text">
      <style:text-properties fo:color="#004586" fo:font-family="'Liberation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004586" fo:font-family="'Liberation Sans'" style:font-family-generic="swiss" style:font-pitch="variable" fo:font-size="32pt" fo:text-shadow="1pt 1pt" fo:font-weight="normal" style:font-size-asian="32pt" style:font-weight-asian="normal" style:font-size-complex="32pt" style:font-weight-complex="normal"/>
    </style:style>
    <style:style style:name="T3" style:family="text">
      <style:text-properties fo:color="#004586" fo:font-family="'Liberation Sans'" style:font-family-generic="swiss" style:font-pitch="variable" fo:font-size="26pt" fo:font-style="italic" fo:text-shadow="1pt 1pt" fo:font-weight="normal" style:font-size-asian="26pt" style:font-style-asian="italic" style:font-weight-asian="normal" style:font-size-complex="26pt" style:font-style-complex="italic" style:font-weight-complex="normal"/>
    </style:style>
    <style:style style:name="T4" style:family="text">
      <style:text-properties fo:font-family="'Liberation Mono'" style:font-family-generic="modern" style:font-pitch="fixed"/>
    </style:style>
    <style:style style:name="T5" style:family="text">
      <style:text-properties fo:font-family="'Liberation Sans'" style:font-family-generic="swiss" style:font-pitch="variable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family="'Liberation Mono'" style:font-family-generic="modern" style:font-pitch="fixed" fo:font-size="14pt" style:font-size-asian="14pt" style:font-size-complex="14pt"/>
    </style:style>
    <style:style style:name="T8" style:family="text">
      <style:text-properties fo:font-family="'Liberation Sans'" style:font-family-generic="swiss" style:font-pitch="variable" fo:font-size="24pt" style:font-size-asian="24pt" style:font-size-complex="24pt"/>
    </style:style>
    <style:style style:name="T9" style:family="text">
      <style:text-properties fo:font-family="'Liberation Mono'" style:font-family-generic="modern" style:font-pitch="fixed" fo:font-size="18pt" style:font-size-asian="18pt" style:font-size-complex="18pt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8pt"/>
    </style:style>
    <style:style style:name="T12" style:family="text">
      <style:text-properties fo:font-family="'Liberation Mono'" style:font-family-generic="modern" style:font-pitch="fixed" fo:font-size="12pt" style:font-size-asian="12pt" style:font-size-complex="12pt"/>
    </style:style>
    <style:style style:name="T13" style:family="text">
      <style:text-properties fo:font-family="'Liberation Mono'" style:font-family-generic="modern" style:font-pitch="fixed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reeipa_5f_upstream_5f_title" presentation:presentation-page-layout-name="AL1T1">
        <office:forms form:automatic-focus="false" form:apply-design-mode="false"/>
        <draw:frame draw:style-name="gr1" draw:text-style-name="P2" draw:layer="layout" svg:width="23.161cm" svg:height="9.523cm" svg:x="3.18cm" svg:y="5.038cm">
          <draw:text-box>
            <text:p text:style-name="P1"><text:span text:style-name="T1">SSSD Active Directory Improvements</text:span></text:p>
            <text:p text:style-name="P1"><text:span text:style-name="T2"/></text:p>
            <text:p text:style-name="P1"><text:span text:style-name="T2">Jakub Hrozek</text:span></text:p>
            <text:p text:style-name="P1"><text:span text:style-name="T3">January 201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reeipa_5f_upstream_5f_slide_5f_v2" presentation:presentation-page-layout-name="AL1T1">
        <office:forms form:automatic-focus="false" form:apply-design-mode="false"/>
        <draw:frame presentation:style-name="pr2" draw:layer="layout" svg:width="23.63cm" svg:height="2.464cm" svg:x="3.094cm" svg:y="0.528cm" presentation:class="title">
          <draw:text-box>
            <text:p>Contents of the presentation</text:p>
          </draw:text-box>
        </draw:frame>
        <draw:frame presentation:style-name="pr3" draw:layer="layout" svg:width="25.199cm" svg:height="12.18cm" svg:x="1.399cm" svg:y="3.554cm" presentation:class="outline">
          <draw:text-box>
            <text:list text:style-name="L2">
              <text:list-item>
                <text:p>Overview of Active Directory related improvements</text:p>
              </text:list-item>
              <text:list-item>
                <text:p>Range attributes support</text:p>
              </text:list-item>
              <text:list-item>
                <text:p>Mapping Active Directory SIDs onto UNIX IDs</text:p>
              </text:list-item>
              <text:list-item>
                <text:p>The Active Directory provider</text:p>
              </text:list-item>
              <text:list-item>
                <text:p>Hands-on example – joining a SSSD 1.9 client to an Active Directory domain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reeipa_5f_upstream_5f_slide_5f_v2" presentation:presentation-page-layout-name="AL1T1">
        <office:forms form:automatic-focus="false" form:apply-design-mode="false"/>
        <draw:frame presentation:style-name="pr2" draw:layer="layout" svg:width="23.63cm" svg:height="2.845cm" svg:x="3.094cm" svg:y="0.338cm" presentation:class="title" presentation:user-transformed="true">
          <draw:text-box>
            <text:p>Active Directory client improvements in SSSD 1.9</text:p>
          </draw:text-box>
        </draw:frame>
        <draw:frame presentation:style-name="pr5" draw:layer="layout" svg:width="25.199cm" svg:height="12.99cm" svg:x="1.501cm" svg:y="3.845cm" presentation:class="outline" presentation:user-transformed="true">
          <draw:text-box>
            <text:list text:style-name="L3">
              <text:list-item>
                <text:p>Support of range attributes</text:p>
                <text:list>
                  <text:list-item>
                    <text:p>Enables resolving large groups from AD</text:p>
                  </text:list-item>
                </text:list>
              </text:list-item>
              <text:list-item>
                <text:p>Mapping of Windows SIDs to UNIX IDs</text:p>
                <text:list>
                  <text:list-item>
                    <text:p>Removes the requirement for AD users to contain POSIX attributes, in particular UIDs and GIDs</text:p>
                  </text:list-item>
                </text:list>
              </text:list-item>
              <text:list-item>
                <text:p>A new Active Directory provider</text:p>
                <text:list>
                  <text:list-item>
                    <text:p>Simplifies SSSD config file and uses AD specific defaults</text:p>
                  </text:list-item>
                  <text:list-item>
                    <text:p>Takes advantage of several AD specific features to improve perform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reeipa_5f_upstream_5f_slide_5f_v2" presentation:presentation-page-layout-name="AL1T1">
        <office:forms form:automatic-focus="false" form:apply-design-mode="false"/>
        <draw:frame presentation:style-name="pr2" draw:layer="layout" svg:width="23.63cm" svg:height="2.464cm" svg:x="3.094cm" svg:y="0.528cm" presentation:class="title">
          <draw:text-box>
            <text:p>Range attribute parsing</text:p>
          </draw:text-box>
        </draw:frame>
        <draw:frame presentation:style-name="pr5" draw:layer="layout" svg:width="25.199cm" svg:height="16.153cm" svg:x="1.4cm" svg:y="3.337cm" presentation:class="outline" presentation:user-transformed="true">
          <draw:text-box>
            <text:list text:style-name="L3">
              <text:list-item>
                <text:p>By default, AD limits the number of multivalued attributes returned in a single search</text:p>
                <text:list>
                  <text:list-item>
                    <text:p>Typically an issue with the member attribute when large groups are present in AD</text:p>
                  </text:list-item>
                </text:list>
              </text:list-item>
              <text:list-item>
                <text:p>If the number of values is over the “single page” limit, the attributes are returned in the form “attribute;range=low-high”</text:p>
                <text:list>
                  <text:list-item>
                    <text:p>Example: <text:span text:style-name="T4">member;range=99-499</text:span></text:p>
                  </text:list-item>
                </text:list>
              </text:list-item>
              <text:list-item>
                <text:p><text:span text:style-name="T5">The SSSD 1.9 is able to parse and process these attributes</text:span></text:p>
                <text:list>
                  <text:list-item>
                    <text:p><text:span text:style-name="T5">Support on by default in the LDAP provider, no configuration nee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reeipa_5f_upstream_5f_slide_5f_v2" presentation:presentation-page-layout-name="AL1T1">
        <office:forms form:automatic-focus="false" form:apply-design-mode="false"/>
        <draw:frame presentation:style-name="pr6" draw:layer="layout" svg:width="25.199cm" svg:height="3.506cm" svg:x="2.801cm" svg:y="0cm" presentation:class="title" presentation:user-transformed="true">
          <draw:text-box>
            <text:p>Mapping AD SIDs to UNIX IDs</text:p>
          </draw:text-box>
        </draw:frame>
        <draw:frame presentation:style-name="pr5" draw:layer="layout" svg:width="25.199cm" svg:height="17.697cm" svg:x="1.451cm" svg:y="2.981cm" presentation:class="outline" presentation:user-transformed="true">
          <draw:text-box>
            <text:list text:style-name="L3">
              <text:list-item>
                <text:p>Windows use Security Identifiers to identify users and groups</text:p>
                <text:list>
                  <text:list-item>
                    <text:p>Contains identifier of the domain and relative identifier of the object</text:p>
                  </text:list-item>
                </text:list>
              </text:list-item>
              <text:list-item>
                <text:p>In SSSD 1.9, the sssd is able to automatically map these SIDs to IDs</text:p>
              </text:list-item>
              <text:list-item>
                <text:p>The SSSD automatically selects the proper range for mapping SIDs to IDS preventing overlaps and conflicts between different domains</text:p>
              </text:list-item>
              <text:list-item>
                <text:p>In LDAP provider, set <text:span text:style-name="T4">ldap_id_mapping = true</text:span></text:p>
              </text:list-item>
              <text:list-item>
                <text:p><text:span text:style-name="T5">Off by default in LDAP provider, on by default in AD provider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reeipa_5f_upstream_5f_slide_5f_v2" presentation:presentation-page-layout-name="AL1T1">
        <draw:frame presentation:style-name="pr2" draw:layer="layout" svg:width="23.63cm" svg:height="2.464cm" svg:x="3.094cm" svg:y="0.528cm" presentation:class="title">
          <draw:text-box>
            <text:p>The Active Directory provider</text:p>
          </draw:text-box>
        </draw:frame>
        <draw:frame presentation:style-name="pr5" draw:layer="layout" svg:width="25.199cm" svg:height="13.783cm" svg:x="1.451cm" svg:y="3.387cm" presentation:class="outline" presentation:user-transformed="true">
          <draw:text-box>
            <text:list text:style-name="L3">
              <text:list-item>
                <text:p>It was possible for client to use identities from an Active Directory server prior to SSSD 1.9</text:p>
              </text:list-item>
              <text:list-item>
                <text:p>The SSSD would treat Active Directory as a generic LDAP server for identities and Kerberos server for authentication</text:p>
              </text:list-item>
              <text:list-item>
                <text:p>So why bother with a brand new AD provider?</text:p>
                <text:list>
                  <text:list-item>
                    <text:p>POSIX attributes were required on the AD side</text:p>
                  </text:list-item>
                  <text:list-item>
                    <text:p>Non trivial configuration of the SSSD</text:p>
                  </text:list-item>
                  <text:list-item>
                    <text:p>Did not use AD-specific features the client could benefit from, such as tokenGrou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reeipa_5f_upstream_5f_slide_5f_v2" presentation:presentation-page-layout-name="AL1T1">
        <draw:frame presentation:style-name="pr7" draw:layer="layout" svg:width="23.63cm" svg:height="3.473cm" svg:x="3.094cm" svg:y="0.024cm" presentation:class="title">
          <draw:text-box>
            <text:p>Benefits over using the LDAP provider</text:p>
          </draw:text-box>
        </draw:frame>
        <draw:frame presentation:style-name="pr8" draw:layer="layout" svg:width="25.199cm" svg:height="16.722cm" svg:x="1.4cm" svg:y="3.184cm" presentation:class="outline" presentation:user-transformed="true">
          <draw:text-box>
            <text:list text:style-name="L3">
              <text:list-item>
                <text:p>Simplified configuration</text:p>
                <text:list>
                  <text:list-item>
                    <text:p>The AD provider already contains the correct defaults for attribute names as used on the AD side</text:p>
                  </text:list-item>
                </text:list>
              </text:list-item>
              <text:list-item>
                <text:p>Secure by default</text:p>
                <text:list>
                  <text:list-item>
                    <text:p>The AD provider defaults to using GSSAPI for encrypting identity lookups</text:p>
                  </text:list-item>
                </text:list>
              </text:list-item>
              <text:list-item>
                <text:p>Faster logins</text:p>
                <text:list>
                  <text:list-item>
                    <text:p>Using the tokenGroups attribute speeds up the initgroups operation</text:p>
                  </text:list-item>
                </text:list>
              </text:list-item>
              <text:list-item>
                <text:p>Support for ID mapping</text:p>
                <text:list>
                  <text:list-item>
                    <text:p>The Windows Security Identifiers (SIDs) are automatically converted into UNIX I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reeipa_5f_upstream_5f_slide_5f_v2" presentation:presentation-page-layout-name="AL2T3">
        <draw:frame presentation:style-name="pr7" draw:layer="layout" svg:width="23.63cm" svg:height="3.473cm" svg:x="3.094cm" svg:y="0.024cm" presentation:class="title">
          <draw:text-box>
            <text:p>AD provider configuration example</text:p>
          </draw:text-box>
        </draw:frame>
        <draw:frame presentation:style-name="pr5" draw:layer="layout" svg:width="12.296cm" svg:height="15.505cm" svg:x="1.349cm" svg:y="3.592cm" presentation:class="outline" presentation:user-transformed="true">
          <draw:text-box>
            <text:list text:style-name="L3">
              <text:list-item>
                <text:p><text:span text:style-name="T6">sssd.conf with LDAP provider</text:span></text:p>
                <text:p><text:span text:style-name="T7">[domain/ad.example.com]</text:span></text:p>
                <text:p><text:span text:style-name="T7">id_provider = ldap</text:span></text:p>
                <text:p><text:span text:style-name="T7">auth_provider = krb5</text:span></text:p>
                <text:p><text:span text:style-name="T7">ldap_schema = rfc2307bis</text:span></text:p>
                <text:p><text:span text:style-name="T7">ldap_sasl_mech = GSSAPI</text:span></text:p>
                <text:p><text:span text:style-name="T7">ldap_user_object_class = user</text:span></text:p>
                <text:p><text:span text:style-name="T7">ldap_group_object_class = group</text:span></text:p>
                <text:p><text:span text:style-name="T7">ldap_user_home_directory = unixHomeDirectory</text:span></text:p>
                <text:p><text:span text:style-name="T7">ldap_user_principal = userPrincipalName</text:span></text:p>
                <text:p><text:span text:style-name="T7">ldap_force_upper_case = true</text:span></text:p>
              </text:list-item>
              <text:list-item>
                <text:p><text:span text:style-name="T8">..and more that wouldn't fit on the slide..</text:span></text:p>
                <text:p><text:span text:style-name="T9"/></text:p>
              </text:list-item>
            </text:list>
          </draw:text-box>
        </draw:frame>
        <draw:frame presentation:style-name="pr9" draw:layer="layout" svg:width="12.296cm" svg:height="12.18cm" svg:x="14.31cm" svg:y="3.554cm" presentation:class="outline">
          <draw:text-box>
            <text:list text:style-name="L3">
              <text:list-item>
                <text:p>SSSD with AD provider</text:p>
                <text:p><text:span text:style-name="T7">[domain/ad.example.com]</text:span></text:p>
                <text:p><text:span text:style-name="T7">id_provider = ad</text:span></text:p>
                <text:p><text:span text:style-name="T7">#uncomment if autodiscovery is not #required</text:span></text:p>
                <text:p><text:span text:style-name="T7">#ad_server = ad.example.com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reeipa_5f_upstream_5f_slide_5f_v2" presentation:presentation-page-layout-name="AL1T1">
        <draw:frame presentation:style-name="pr7" draw:layer="layout" svg:width="23.63cm" svg:height="3.473cm" svg:x="3.094cm" svg:y="0.024cm" presentation:class="title">
          <draw:text-box>
            <text:p>Performance enhancements in AD provider</text:p>
          </draw:text-box>
        </draw:frame>
        <draw:frame presentation:style-name="pr5" draw:layer="layout" svg:width="25.199cm" svg:height="14.723cm" svg:x="1.502cm" svg:y="3.591cm" presentation:class="outline" presentation:user-transformed="true">
          <draw:text-box>
            <text:list text:style-name="L3">
              <text:list-item>
                <text:p>Many users were not happy with slow logins</text:p>
              </text:list-item>
              <text:list-item>
                <text:p>Usually the slowest part of login is initgroups</text:p>
                <text:list>
                  <text:list-item>
                    <text:p>The initgroups operation is performed on each login</text:p>
                  </text:list-item>
                  <text:list-item>
                    <text:p>Collects the groups a user is a member of</text:p>
                  </text:list-item>
                  <text:list-item>
                    <text:p>Benchmark: <text:span text:style-name="T4">id -G $username</text:span></text:p>
                  </text:list-item>
                </text:list>
              </text:list-item>
              <text:list-item>
                <text:p>The LDAP provider would look up all the groups the user is a member of with LDAP searches</text:p>
                <text:list>
                  <text:list-item>
                    <text:p>Could be several searches per single login, at least one search per nesting level</text:p>
                  </text:list-item>
                </text:list>
              </text:list-item>
              <text:list-item>
                <text:p>The AD provider uses tokenGroups to improve performanc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reeipa_5f_upstream_5f_slide_5f_v2" presentation:presentation-page-layout-name="AL1T1">
        <draw:frame presentation:style-name="pr6" draw:layer="layout" svg:width="25.199cm" svg:height="3.506cm" svg:x="2.801cm" svg:y="0cm" presentation:class="title" presentation:user-transformed="true">
          <draw:text-box>
            <text:p>tokenGroups</text:p>
          </draw:text-box>
        </draw:frame>
        <draw:frame presentation:style-name="pr9" draw:layer="layout" svg:width="25.199cm" svg:height="12.18cm" svg:x="1.399cm" svg:y="3.554cm" presentation:class="outline">
          <draw:text-box>
            <text:list text:style-name="L3">
              <text:list-item>
                <text:p>With AD provider it is possible to grab the list of groups the user is a member of along with the user entry</text:p>
              </text:list-item>
              <text:list-item>
                <text:p>The AD specific tokenGroups attribute contains a list of all the Security Identifiers (SIDs) the user is a member of</text:p>
              </text:list-item>
              <text:list-item>
                <text:p>The client must be able to map the SIDs to UNIX IDs</text:p>
                <text:list>
                  <text:list-item>
                    <text:p>Only works when ID mapping is enab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reeipa_5f_upstream_5f_slide_5f_v2" presentation:presentation-page-layout-name="AL1T1">
        <draw:frame presentation:style-name="pr7" draw:layer="layout" svg:width="23.63cm" svg:height="3.473cm" svg:x="3.094cm" svg:y="0.024cm" presentation:class="title">
          <draw:text-box>
            <text:p>Comparison with Winbind and the LDAP provider</text:p>
          </draw:text-box>
        </draw:frame>
        <draw:frame draw:style-name="standard" draw:layer="layout" svg:width="26.005cm" svg:height="9.647cm" svg:x="1.4cm" svg:y="4.8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0">Feature</text:span></text:p>
              </table:table-cell>
              <table:table-cell>
                <text:p><text:span text:style-name="T10">SSSD with LDAP/KRB5 providers</text:span></text:p>
              </table:table-cell>
              <table:table-cell>
                <text:p><text:span text:style-name="T10">SSSD with AD provider</text:span></text:p>
              </table:table-cell>
              <table:table-cell>
                <text:p><text:span text:style-name="T10">Winbind</text:span></text:p>
              </table:table-cell>
            </table:table-row>
            <table:table-row table:style-name="ro1" table:default-cell-style-name="ce2">
              <table:table-cell>
                <text:p><text:span text:style-name="T11">Requires SFU/IMU</text:span></text:p>
              </table:table-cell>
              <table:table-cell>
                <text:p><text:span text:style-name="T11">Yes</text:span></text:p>
              </table:table-cell>
              <table:table-cell>
                <text:p><text:span text:style-name="T11">No</text:span></text:p>
              </table:table-cell>
              <table:table-cell>
                <text:p><text:span text:style-name="T11">No</text:span></text:p>
              </table:table-cell>
            </table:table-row>
            <table:table-row table:style-name="ro1" table:default-cell-style-name="ce2">
              <table:table-cell>
                <text:p><text:span text:style-name="T11">Supports ID mapping</text:span></text:p>
              </table:table-cell>
              <table:table-cell>
                <text:p><text:span text:style-name="T11">None</text:span></text:p>
              </table:table-cell>
              <table:table-cell>
                <text:p><text:span text:style-name="T11">One method</text:span></text:p>
              </table:table-cell>
              <table:table-cell>
                <text:p><text:span text:style-name="T11">Multiple methods</text:span></text:p>
              </table:table-cell>
            </table:table-row>
            <table:table-row table:style-name="ro1" table:default-cell-style-name="ce2">
              <table:table-cell>
                <text:p><text:span text:style-name="T11">AD specific call to retrieve initgroups</text:span></text:p>
              </table:table-cell>
              <table:table-cell>
                <text:p><text:span text:style-name="T11">No</text:span></text:p>
              </table:table-cell>
              <table:table-cell>
                <text:p><text:span text:style-name="T11">Yes</text:span></text:p>
              </table:table-cell>
              <table:table-cell>
                <text:p><text:span text:style-name="T11">Yes</text:span></text:p>
              </table:table-cell>
            </table:table-row>
            <table:table-row table:style-name="ro1" table:default-cell-style-name="ce2">
              <table:table-cell>
                <text:p><text:span text:style-name="T11">Handles mounting CIFS shares</text:span></text:p>
              </table:table-cell>
              <table:table-cell>
                <text:p><text:span text:style-name="T11">No</text:span></text:p>
              </table:table-cell>
              <table:table-cell>
                <text:p><text:span text:style-name="T11">No (planned for 1.10)</text:span></text:p>
              </table:table-cell>
              <table:table-cell>
                <text:p><text:span text:style-name="T11">Yes</text:span></text:p>
              </table:table-cell>
            </table:table-row>
            <table:table-row table:style-name="ro1" table:default-cell-style-name="ce2">
              <table:table-cell>
                <text:p><text:span text:style-name="T11">DNS site support</text:span></text:p>
              </table:table-cell>
              <table:table-cell>
                <text:p><text:span text:style-name="T11">No</text:span></text:p>
              </table:table-cell>
              <table:table-cell>
                <text:p><text:span text:style-name="T11">No (planned for 1.10)</text:span></text:p>
              </table:table-cell>
              <table:table-cell>
                <text:p><text:span text:style-name="T11">Yes</text:span></text:p>
              </table:table-cell>
            </table:table-row>
            <table:table-row table:style-name="ro1" table:default-cell-style-name="ce2">
              <table:table-cell>
                <text:p><text:span text:style-name="T11">DNS dynamic updates</text:span></text:p>
              </table:table-cell>
              <table:table-cell>
                <text:p><text:span text:style-name="T11">No</text:span></text:p>
              </table:table-cell>
              <table:table-cell>
                <text:p><text:span text:style-name="T11">No (planned for 1.10)</text:span></text:p>
              </table:table-cell>
              <table:table-cell>
                <text:p><text:span text:style-name="T11">Y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0.001cm" svg:height="0.001cm" svg:x="0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reeipa_5f_upstream_5f_slide_5f_v2" presentation:presentation-page-layout-name="AL1T1">
        <draw:frame presentation:style-name="pr7" draw:layer="layout" svg:width="23.63cm" svg:height="3.473cm" svg:x="3.094cm" svg:y="0.024cm" presentation:class="title">
          <draw:text-box>
            <text:p>Q&amp;A: Migration from the LDAP provider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A client already uses SSSD with AD using the LDAP provider. Can I simply switch to using the AD provider?</text:p>
                <text:list>
                  <text:list-item>
                    <text:p>Not simply. The UIDs and GIDs of users and groups would change when the client switches from using the POSIX attributes to using ID mapping</text:p>
                  </text:list-item>
                </text:list>
              </text:list-item>
              <text:list-item>
                <text:p>Can I disable ID mapping and just use the faster initgroups feature?</text:p>
                <text:list>
                  <text:list-item>
                    <text:p>No, the tokenGroups support only works in conjuction with ID mapp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reeipa_5f_upstream_5f_slide_5f_v2" presentation:presentation-page-layout-name="AL1T1">
        <draw:frame presentation:style-name="pr2" draw:layer="layout" svg:width="23.63cm" svg:height="2.464cm" svg:x="3.094cm" svg:y="0.528cm" presentation:class="title">
          <draw:text-box>
            <text:p>Q&amp;A: Migration from Winbind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A client already uses Winbind for his setup. Can I simply switch to using SSSD with ID mapping?</text:p>
                <text:list>
                  <text:list-item>
                    <text:p>Not easily. You would have to carefully set the default domain SID (<text:span text:style-name="T4">ldap_idmap_default_domain_sid</text:span>) and the range start (<text:span text:style-name="T4">ldap_idmap_range_min</text:span>). But in general, such migration is not recommend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reeipa_5f_upstream_5f_slide_5f_v2" presentation:presentation-page-layout-name="AL1T1">
        <draw:frame presentation:style-name="pr7" draw:layer="layout" svg:width="23.63cm" svg:height="3.473cm" svg:x="3.094cm" svg:y="0.024cm" presentation:class="title">
          <draw:text-box>
            <text:p>Joining a Linux client to Active Directory</text:p>
          </draw:text-box>
        </draw:frame>
        <draw:frame presentation:style-name="pr9" draw:layer="layout" svg:width="25.199cm" svg:height="14.877cm" svg:x="1.4cm" svg:y="3.795cm" presentation:class="outline" presentation:user-transformed="true">
          <draw:text-box>
            <text:list text:style-name="L3">
              <text:list-item>
                <text:p>Example – enroll a client linux<text:span text:style-name="T4">.example.com</text:span> into an AD server at <text:span text:style-name="T4">ad.example.com</text:span> that is administering the domain <text:span text:style-name="T4">EXAMPLE.COM</text:span></text:p>
              </text:list-item>
              <text:list-item>
                <text:p>Pre-requisities</text:p>
                <text:list>
                  <text:list-item>
                    <text:p>Functional host name resolution</text:p>
                    <text:list>
                      <text:list-item>
                        <text:p>Including SRV records if auto discovery is needed</text:p>
                      </text:list-item>
                      <text:list-item>
                        <text:p>Our examples will even use the AD server as DNS server</text:p>
                      </text:list-item>
                    </text:list>
                  </text:list-item>
                  <text:list-item>
                    <text:p>Synchronized time for Kerberos</text:p>
                  </text:list-item>
                  <text:list-item>
                    <text:p>Packages installed</text:p>
                    <text:list>
                      <text:list-item>
                        <text:p>yum install sssd krb5-workstation samba-common authconfi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reeipa_5f_upstream_5f_slide_5f_v2" presentation:presentation-page-layout-name="AL1T1">
        <draw:frame presentation:style-name="pr2" draw:layer="layout" svg:width="23.63cm" svg:height="2.845cm" svg:x="3.094cm" svg:y="0.338cm" presentation:class="title" presentation:user-transformed="true">
          <draw:text-box>
            <text:p>The general steps to join a Linux client to AD</text:p>
          </draw:text-box>
        </draw:frame>
        <draw:frame presentation:style-name="pr9" draw:layer="layout" svg:width="25.199cm" svg:height="12.18cm" svg:x="1.399cm" svg:y="3.554cm" presentation:class="outline">
          <draw:text-box>
            <text:list text:style-name="L3">
              <text:list-item>
                <text:p>Enroll the client into Active Directory</text:p>
                <text:list>
                  <text:list-item>
                    <text:p>Configure krb5.conf</text:p>
                  </text:list-item>
                  <text:list-item>
                    <text:p>Configure smb.conf</text:p>
                  </text:list-item>
                  <text:list-item>
                    <text:p>Obtain the keytab using the net utility</text:p>
                  </text:list-item>
                </text:list>
              </text:list-item>
              <text:list-item>
                <text:p>Configure the system to use SSSD for looking up identity information and performing authentication</text:p>
              </text:list-item>
              <text:list-item>
                <text:p>Configure the SSSD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reeipa_5f_upstream_5f_slide_5f_v2" presentation:presentation-page-layout-name="AL3T14">
        <draw:frame presentation:style-name="pr7" draw:layer="layout" svg:width="23.63cm" svg:height="3.473cm" svg:x="3.094cm" svg:y="0.024cm" presentation:class="title">
          <draw:text-box>
            <text:p>Enrolling a client – configure Kerberos</text:p>
          </draw:text-box>
        </draw:frame>
        <draw:frame presentation:style-name="pr10" draw:layer="layout" svg:width="25.199cm" svg:height="4.23cm" svg:x="1.4cm" svg:y="4.914cm" presentation:class="outline" presentation:user-transformed="true">
          <draw:text-box>
            <text:list text:style-name="L3">
              <text:list-item>
                <text:p>Start by configuring <text:span text:style-name="T4">/etc/krb5.conf</text:span></text:p>
              </text:list-item>
              <text:list-item>
                <text:p>Define the <text:span text:style-name="T4">[realms]</text:span> and <text:span text:style-name="T4">[domain_realm]</text:span> sections if autodiscovery doesn't work</text:p>
              </text:list-item>
            </text:list>
          </draw:text-box>
        </draw:frame>
        <draw:frame presentation:style-name="pr11" draw:layer="layout" svg:width="25.199cm" svg:height="9.629cm" svg:x="1.428cm" svg:y="9.682cm" presentation:class="outline" presentation:user-transformed="true">
          <draw:text-box>
            <text:list text:style-name="L3">
              <text:list-header>
                <text:p><text:span text:style-name="T12">[logging]</text:span></text:p>
                <text:p><text:span text:style-name="T12"><text:s/></text:span><text:span text:style-name="T12">default = </text:span><text:span text:style-name="T12"><text:a xlink:href="../../../../../../var/log/krb5libs.log" xlink:type="simple">FILE:/var/log/krb5libs.log</text:a></text:span></text:p>
                <text:p><text:span text:style-name="T12"/></text:p>
                <text:p><text:span text:style-name="T12">[libdefaults]</text:span></text:p>
                <text:p><text:span text:style-name="T12"><text:s/></text:span><text:span text:style-name="T12">default_realm = EXAMPLE.COM</text:span></text:p>
                <text:p><text:span text:style-name="T12"><text:s/></text:span><text:span text:style-name="T12">dns_lookup_realm = true</text:span></text:p>
                <text:p><text:span text:style-name="T12"><text:s/></text:span><text:span text:style-name="T12">dns_lookup_kdc = true</text:span></text:p>
                <text:p><text:span text:style-name="T12"><text:s/></text:span><text:span text:style-name="T12">ticket_lifetime = 24h</text:span></text:p>
                <text:p><text:span text:style-name="T12"><text:s/></text:span><text:span text:style-name="T12">renew_lifetime = 7d</text:span></text:p>
                <text:p><text:span text:style-name="T12"><text:s/></text:span><text:span text:style-name="T12">rdns = false</text:span></text:p>
                <text:p><text:span text:style-name="T12"><text:s/></text:span><text:span text:style-name="T12">forwardable = yes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reeipa_5f_upstream_5f_slide_5f_v2" presentation:presentation-page-layout-name="AL3T14">
        <draw:frame presentation:style-name="pr7" draw:layer="layout" svg:width="23.63cm" svg:height="3.473cm" svg:x="3.094cm" svg:y="0.024cm" presentation:class="title">
          <draw:text-box>
            <text:p>Enrolling a client – configure Samba</text:p>
          </draw:text-box>
        </draw:frame>
        <draw:frame presentation:style-name="pr12" draw:layer="layout" svg:width="25.199cm" svg:height="1.942cm" svg:x="1.4cm" svg:y="4.914cm" presentation:class="outline" presentation:user-transformed="true">
          <draw:text-box>
            <text:list text:style-name="L3">
              <text:list-item>
                <text:p>Edit <text:span text:style-name="T4">/etc/samba/smb.conf</text:span></text:p>
              </text:list-item>
            </text:list>
          </draw:text-box>
        </draw:frame>
        <draw:frame presentation:style-name="pr11" draw:text-style-name="P5" draw:layer="layout" svg:width="25.199cm" svg:height="7.799cm" svg:x="1.429cm" svg:y="7.606cm" presentation:class="outline" presentation:user-transformed="true">
          <draw:text-box>
            <text:list text:style-name="L3">
              <text:list-header>
                <text:p><text:span text:style-name="T12">[global]</text:span></text:p>
                <text:p><text:span text:style-name="T12"><text:s text:c="3"/></text:span><text:span text:style-name="T12">workgroup = EXAMPLE</text:span></text:p>
                <text:p><text:span text:style-name="T12"><text:s text:c="3"/></text:span><text:span text:style-name="T12">client signing = yes</text:span></text:p>
                <text:p><text:span text:style-name="T12"><text:s text:c="3"/></text:span><text:span text:style-name="T12">client use spnego = yes</text:span></text:p>
                <text:p><text:span text:style-name="T12"><text:s text:c="3"/></text:span><text:span text:style-name="T12">kerberos method = secrets and keytab</text:span></text:p>
                <text:p><text:span text:style-name="T12"><text:s text:c="3"/></text:span><text:span text:style-name="T12">log file = /var/log/samba/%m.log</text:span></text:p>
                <text:p><text:span text:style-name="T12"><text:s text:c="3"/></text:span><text:span text:style-name="T12">password server = AD.EXAMPLE.COM</text:span></text:p>
                <text:p><text:span text:style-name="T12"><text:s text:c="3"/></text:span><text:span text:style-name="T12">realm = EXAMPLE.COM</text:span></text:p>
                <text:p><text:span text:style-name="T12"><text:s text:c="3"/></text:span><text:span text:style-name="T12">security = ads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reeipa_5f_upstream_5f_slide_5f_v2" presentation:presentation-page-layout-name="AL1T1">
        <draw:frame presentation:style-name="pr6" draw:layer="layout" svg:width="25.199cm" svg:height="3.506cm" svg:x="2.801cm" svg:y="0cm" presentation:class="title" presentation:user-transformed="true">
          <draw:text-box>
            <text:p>Enrolling a client – joining the domain</text:p>
          </draw:text-box>
        </draw:frame>
        <draw:frame presentation:style-name="pr13" draw:layer="layout" svg:width="25.199cm" svg:height="12.96cm" svg:x="1.399cm" svg:y="3.554cm" presentation:class="outline">
          <draw:text-box>
            <text:list text:style-name="L3">
              <text:list-item>
                <text:p>Obtain the Kerberos ticket of a user to enroll as</text:p>
                <text:list>
                  <text:list-item>
                    <text:p><text:span text:style-name="T4">kinit Administrator</text:span></text:p>
                  </text:list-item>
                  <text:list-item>
                    <text:p>Can be any user with sufficient rights to join a machine to domain</text:p>
                  </text:list-item>
                </text:list>
              </text:list-item>
              <text:list-item>
                <text:p>Join the machine</text:p>
                <text:list>
                  <text:list-item>
                    <text:p><text:span text:style-name="T4">net ads join -k</text:span></text:p>
                  </text:list-item>
                  <text:list-item>
                    <text:p>Should print “<text:span text:style-name="T4">Joined 'linux' to dns domain 'example.com'</text:span>” on success</text:p>
                  </text:list-item>
                  <text:list-item>
                    <text:p>A new file <text:span text:style-name="T4">/etc/krb5.keytab</text:span> should be cre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reeipa_5f_upstream_5f_slide_5f_v2" presentation:presentation-page-layout-name="AL1T1">
        <draw:frame presentation:style-name="pr7" draw:layer="layout" svg:width="23.63cm" svg:height="3.473cm" svg:x="3.094cm" svg:y="0.024cm" presentation:class="title">
          <draw:text-box>
            <text:p>Enrolling a client – check the keytab</text:p>
          </draw:text-box>
        </draw:frame>
        <draw:frame presentation:style-name="pr9" draw:layer="layout" svg:width="25.199cm" svg:height="12.18cm" svg:x="1.399cm" svg:y="3.554cm" presentation:class="outline">
          <draw:text-box>
            <text:list text:style-name="L3">
              <text:list-item>
                <text:p>Check if the keytab contains the expected principal</text:p>
                <text:list>
                  <text:list-item>
                    <text:p><text:span text:style-name="T4">klist -k</text:span></text:p>
                  </text:list-item>
                  <text:list-item>
                    <text:p><text:span text:style-name="T5">Should print several entries that contain both the full and the short host name of the client and the domain</text:span></text:p>
                  </text:list-item>
                </text:list>
              </text:list-item>
              <text:list-item>
                <text:p>Try to <text:span text:style-name="T4">kinit</text:span> using the keytab</text:p>
                <text:list>
                  <text:list-item>
                    <text:p><text:span text:style-name="T4">kinit -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reeipa_5f_upstream_5f_slide_5f_v2" presentation:presentation-page-layout-name="AL1T1">
        <draw:frame presentation:style-name="pr6" draw:layer="layout" svg:width="25.199cm" svg:height="3.506cm" svg:x="2.801cm" svg:y="0cm" presentation:class="title" presentation:user-transformed="true">
          <draw:text-box>
            <text:p>Configure the system to use the SSSD</text:p>
          </draw:text-box>
        </draw:frame>
        <draw:frame presentation:style-name="pr5" draw:layer="layout" svg:width="25.199cm" svg:height="12.737cm" svg:x="1.4cm" svg:y="4.914cm" presentation:class="outline" presentation:user-transformed="true">
          <draw:text-box>
            <text:list text:style-name="L3">
              <text:list-item>
                <text:p>Currently authconfig can't configure the SSSD with the AD provider on its own</text:p>
              </text:list-item>
              <text:list-item>
                <text:p>We'll use authconfig to set up the system to use the SSSD</text:p>
                <text:list>
                  <text:list-item>
                    <text:p><text:span text:style-name="T4">authconfig --enablesssdauth --enablesssd --update</text:span></text:p>
                  </text:list-item>
                  <text:list-item>
                    <text:p><text:span text:style-name="T5">nsswitch.conf to look up identity information with the SSSD</text:span></text:p>
                  </text:list-item>
                  <text:list-item>
                    <text:p><text:span text:style-name="T5">PAM stack to perform authentication using the SSSD</text:span></text:p>
                  </text:list-item>
                </text:list>
              </text:list-item>
              <text:list-item>
                <text:p>..and then configure the SSSD manually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reeipa_5f_upstream_5f_slide_5f_v2" presentation:presentation-page-layout-name="AL3T14">
        <draw:frame presentation:style-name="pr2" draw:layer="layout" svg:width="23.63cm" svg:height="2.464cm" svg:x="3.094cm" svg:y="0.528cm" presentation:class="title">
          <draw:text-box>
            <text:p>Configure the SSSD</text:p>
          </draw:text-box>
        </draw:frame>
        <draw:frame presentation:style-name="pr14" draw:layer="layout" svg:width="25.199cm" svg:height="6.003cm" svg:x="1.399cm" svg:y="3.554cm" presentation:class="outline">
          <draw:text-box>
            <text:list text:style-name="L3">
              <text:list-item>
                <text:p>Configure <text:span text:style-name="T4">/etc/sssd.conf</text:span></text:p>
              </text:list-item>
              <text:list-item>
                <text:p>Use <text:span text:style-name="T4">ad_server</text:span> to specify the AD server if autodiscovery is not working</text:p>
              </text:list-item>
              <text:list-item>
                <text:p>Example <text:span text:style-name="T4">sssd.conf</text:span> using autodiscovery:</text:p>
              </text:list-item>
            </text:list>
          </draw:text-box>
        </draw:frame>
        <draw:frame presentation:style-name="pr11" draw:text-style-name="P6" draw:layer="layout" svg:width="25.199cm" svg:height="7.096cm" svg:x="1.172cm" svg:y="11.474cm" presentation:class="outline" presentation:user-transformed="true">
          <draw:text-box>
            <text:list text:style-name="L3">
              <text:list-header>
                <text:p><text:span text:style-name="T13">[sssd]</text:span></text:p>
                <text:p><text:span text:style-name="T13">services = nss, pam</text:span></text:p>
                <text:p><text:span text:style-name="T13">config_file_version = 2</text:span></text:p>
                <text:p><text:span text:style-name="T13">domains = EXAMPLE.COM</text:span></text:p>
                <text:p><text:span text:style-name="T13"/></text:p>
                <text:p><text:span text:style-name="T13">[domain/EXAMPLE.COM]</text:span></text:p>
                <text:p><text:span text:style-name="T13">id_provider = ad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reeipa_5f_upstream_5f_slide_5f_v2" presentation:presentation-page-layout-name="AL1T1">
        <draw:frame presentation:style-name="pr2" draw:layer="layout" svg:width="23.63cm" svg:height="2.464cm" svg:x="3.094cm" svg:y="0.528cm" presentation:class="title">
          <draw:text-box>
            <text:p>Enrolling a client – test the setup</text:p>
          </draw:text-box>
        </draw:frame>
        <draw:frame presentation:style-name="pr9" draw:layer="layout" svg:width="25.199cm" svg:height="12.18cm" svg:x="1.399cm" svg:y="3.554cm" presentation:class="outline">
          <draw:text-box>
            <text:list text:style-name="L3">
              <text:list-item>
                <text:p>Start the SSSD service</text:p>
                <text:list>
                  <text:list-item>
                    <text:p><text:span text:style-name="T4">service sssd start</text:span></text:p>
                  </text:list-item>
                </text:list>
              </text:list-item>
              <text:list-item>
                <text:p>Test if identity information can be obtained</text:p>
                <text:list>
                  <text:list-item>
                    <text:p><text:span text:style-name="T4">getent passwd aduser</text:span></text:p>
                  </text:list-item>
                </text:list>
              </text:list-item>
              <text:list-item>
                <text:p>Test if authentication works</text:p>
                <text:list>
                  <text:list-item>
                    <text:p>Some services (notably sshd) must be restarted to re-read the new PAM config</text:p>
                  </text:list-item>
                  <text:list-item>
                    <text:p><text:span text:style-name="T4">ssh aduser@linux.example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reeipa_5f_upstream_5f_slide_5f_v2" presentation:presentation-page-layout-name="AL1T1">
        <draw:frame presentation:style-name="pr2" draw:layer="layout" svg:width="23.63cm" svg:height="2.464cm" svg:x="3.094cm" svg:y="0.528cm" presentation:class="title">
          <draw:text-box>
            <text:p>Troubleshooting the SSSD</text:p>
          </draw:text-box>
        </draw:frame>
        <draw:frame presentation:style-name="pr5" draw:layer="layout" svg:width="25.199cm" svg:height="13.726cm" svg:x="1.197cm" svg:y="3.744cm" presentation:class="outline" presentation:user-transformed="true">
          <draw:text-box>
            <text:list text:style-name="L3">
              <text:list-item>
                <text:p>Generic checklist</text:p>
                <text:list>
                  <text:list-item>
                    <text:p>Check if time is synchronized</text:p>
                  </text:list-item>
                  <text:list-item>
                    <text:p>Check if the keytab <text:span text:style-name="T4">/etc/krb5.keytab</text:span> contains </text:p>
                  </text:list-item>
                </text:list>
              </text:list-item>
              <text:list-item>
                <text:p>What if identity information can't be obtained</text:p>
                <text:list>
                  <text:list-item>
                    <text:p>Raise the debug_level in the <text:span text:style-name="T4">[nss]</text:span> and <text:span text:style-name="T4">[domain]</text:span> sections of sssd, restart the SSSD and attach the log files in <text:span text:style-name="T4">/var/log/sssd</text:span></text:p>
                  </text:list-item>
                </text:list>
              </text:list-item>
              <text:list-item>
                <text:p>What if logins do not work</text:p>
                <text:list>
                  <text:list-item>
                    <text:p>All of the above and debug logs from the <text:span text:style-name="T4">[pam]</text:span> section</text:p>
                  </text:list-item>
                  <text:list-item>
                    <text:p><text:span text:style-name="T4">/var/log/sec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FreeIPA" draw:style="linear" draw:start-color="#ccffff" draw:end-color="#94bd5e" draw:start-intensity="85%" draw:end-intensity="100%" draw:angle="15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freeipa_5f_upstream_5f_slide_5f_v2-background" style:display-name="freeipa_upstream_slide_v2-background" style:family="presentation">
      <style:graphic-properties draw:stroke="none" draw:fill="none"/>
      <style:text-properties style:letter-kerning="true"/>
    </style:style>
    <style:style style:name="freeipa_5f_upstream_5f_slide_5f_v2-backgroundobjects" style:display-name="freeipa_upstream_slide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ipa_5f_upstream_5f_slide_5f_v2-notes" style:display-name="freeipa_upstream_slide_v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reeipa_5f_upstream_5f_slide_5f_v2-outline1" style:display-name="freeipa_upstream_slide_v2-outline1" style:family="presentation">
      <style:graphic-properties draw:stroke="none" draw:fill="none" draw:auto-grow-height="false" draw:fit-to-size="shrink-to-fit">
        <text:list-style style:name="freeipa_5f_upstream_5f_slide_5f_v2-outline1" style:display-name="freeipa_upstream_slide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freeipa_5f_upstream_5f_slide_5f_v2-outline2" style:display-name="freeipa_upstream_slide_v2-outline2" style:family="presentation" style:parent-style-name="freeipa_5f_upstream_5f_slide_5f_v2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freeipa_5f_upstream_5f_slide_5f_v2-outline3" style:display-name="freeipa_upstream_slide_v2-outline3" style:family="presentation" style:parent-style-name="freeipa_5f_upstream_5f_slide_5f_v2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freeipa_5f_upstream_5f_slide_5f_v2-outline4" style:display-name="freeipa_upstream_slide_v2-outline4" style:family="presentation" style:parent-style-name="freeipa_5f_upstream_5f_slide_5f_v2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freeipa_5f_upstream_5f_slide_5f_v2-outline5" style:display-name="freeipa_upstream_slide_v2-outline5" style:family="presentation" style:parent-style-name="freeipa_5f_upstream_5f_slide_5f_v2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outline6" style:display-name="freeipa_upstream_slide_v2-outline6" style:family="presentation" style:parent-style-name="freeipa_5f_upstream_5f_slide_5f_v2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outline7" style:display-name="freeipa_upstream_slide_v2-outline7" style:family="presentation" style:parent-style-name="freeipa_5f_upstream_5f_slide_5f_v2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outline8" style:display-name="freeipa_upstream_slide_v2-outline8" style:family="presentation" style:parent-style-name="freeipa_5f_upstream_5f_slide_5f_v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outline9" style:display-name="freeipa_upstream_slide_v2-outline9" style:family="presentation" style:parent-style-name="freeipa_5f_upstream_5f_slide_5f_v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subtitle" style:display-name="freeipa_upstream_slide_v2-subtitle" style:family="presentation">
      <style:graphic-properties draw:stroke="none" draw:fill="none" draw:textarea-vertical-align="middle">
        <text:list-style style:name="freeipa_5f_upstream_5f_slide_5f_v2-subtitle" style:display-name="freeipa_upstream_slide_v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upstream_5f_slide_5f_v2-title" style:display-name="freeipa_upstream_slide_v2-title" style:family="presentation">
      <style:graphic-properties draw:stroke="none" draw:fill="none" draw:textarea-vertical-align="middle">
        <text:list-style style:name="freeipa_5f_upstream_5f_slide_5f_v2-title" style:display-name="freeipa_upstream_slide_v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reeipa_5f_upstream_5f_title-background" style:display-name="freeipa_upstream_title-background" style:family="presentation">
      <style:graphic-properties draw:stroke="none" draw:fill="gradient" draw:fill-color="#4e376b" draw:fill-gradient-name="FreeIPA" draw:fill-image-width="0cm" draw:fill-image-height="0cm"/>
      <style:text-properties style:letter-kerning="true"/>
    </style:style>
    <style:style style:name="freeipa_5f_upstream_5f_title-backgroundobjects" style:display-name="freeipa_upstream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ipa_5f_upstream_5f_title-notes" style:display-name="freeipa_upstream_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reeipa_5f_upstream_5f_title-outline1" style:display-name="freeipa_upstream_title-outline1" style:family="presentation">
      <style:graphic-properties draw:stroke="none" draw:fill="none" draw:auto-grow-height="false" draw:fit-to-size="shrink-to-fit">
        <text:list-style style:name="freeipa_5f_upstream_5f_title-outline1" style:display-name="freeipa_upstream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upstream_5f_title-outline2" style:display-name="freeipa_upstream_title-outline2" style:family="presentation" style:parent-style-name="freeipa_5f_upstream_5f_titl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freeipa_5f_upstream_5f_title-outline3" style:display-name="freeipa_upstream_title-outline3" style:family="presentation" style:parent-style-name="freeipa_5f_upstream_5f_titl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freeipa_5f_upstream_5f_title-outline4" style:display-name="freeipa_upstream_title-outline4" style:family="presentation" style:parent-style-name="freeipa_5f_upstream_5f_titl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freeipa_5f_upstream_5f_title-outline5" style:display-name="freeipa_upstream_title-outline5" style:family="presentation" style:parent-style-name="freeipa_5f_upstream_5f_titl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freeipa_5f_upstream_5f_title-outline6" style:display-name="freeipa_upstream_title-outline6" style:family="presentation" style:parent-style-name="freeipa_5f_upstream_5f_titl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freeipa_5f_upstream_5f_title-outline7" style:display-name="freeipa_upstream_title-outline7" style:family="presentation" style:parent-style-name="freeipa_5f_upstream_5f_titl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freeipa_5f_upstream_5f_title-outline8" style:display-name="freeipa_upstream_title-outline8" style:family="presentation" style:parent-style-name="freeipa_5f_upstream_5f_titl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freeipa_5f_upstream_5f_title-outline9" style:display-name="freeipa_upstream_title-outline9" style:family="presentation" style:parent-style-name="freeipa_5f_upstream_5f_titl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freeipa_5f_upstream_5f_title-subtitle" style:display-name="freeipa_upstream_title-subtitle" style:family="presentation">
      <style:graphic-properties draw:stroke="none" draw:fill="none" draw:textarea-vertical-align="middle">
        <text:list-style style:name="freeipa_5f_upstream_5f_title-subtitle" style:display-name="freeipa_upstream_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upstream_5f_title-title" style:display-name="freeipa_upstream_title-title" style:family="presentation">
      <style:graphic-properties draw:stroke="none" draw:fill="none" draw:textarea-vertical-align="middle">
        <text:list-style style:name="freeipa_5f_upstream_5f_title-title" style:display-name="freeipa_upstream_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b4aa0" style:text-outline="false" style:text-line-through-style="none" fo:font-family="'Liberation Sans'" style:font-family-generic="roman" style:font-pitch="variable" fo:font-size="44pt" fo:font-style="normal" fo:text-shadow="1pt 1pt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color="#4e376b" draw:fill-gradient-name="FreeIP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ffffff" draw:fill="none" draw:fill-color="#ffffff" draw:fill-image-width="0cm" draw:fill-image-height="0cm" draw:textarea-horizontal-align="left" draw:auto-grow-height="true" draw:auto-grow-width="true" fo:min-height="0cm" fo:min-width="6.655cm"/>
    </style:style>
    <style:style style:name="Mpr1" style:family="presentation" style:parent-style-name="freeipa_5f_upstream_5f_slide_5f_v2-backgroundobjects">
      <style:graphic-properties draw:fill="solid" draw:fill-color="#1b4aa0" draw:textarea-vertical-align="middle" draw:auto-grow-height="false"/>
    </style:style>
    <style:style style:name="Mpr2" style:family="presentation" style:parent-style-name="freeipa_5f_upstream_5f_slide_5f_v2-backgroundobjects">
      <style:graphic-properties draw:stroke="none" draw:fill="none" draw:fill-color="#ffffff" draw:auto-grow-height="false" fo:min-height="1.449cm"/>
    </style:style>
    <style:style style:name="Mpr3" style:family="presentation" style:parent-style-name="freeipa_5f_upstream_5f_slide_5f_v2-backgroundobjects">
      <style:graphic-properties draw:stroke="none" draw:fill-color="#ffffff" draw:textarea-vertical-align="middle" draw:auto-grow-height="false"/>
    </style:style>
    <style:style style:name="Mpr4" style:family="presentation" style:parent-style-name="freeipa_5f_upstream_5f_slide_5f_v2-backgroundobjects">
      <style:graphic-properties draw:stroke="none" draw:fill="none" draw:fill-color="#ffffff" draw:auto-grow-height="false" fo:min-height="1.397cm"/>
    </style:style>
    <style:style style:name="Mpr5" style:family="presentation" style:parent-style-name="freeipa_5f_upstream_5f_slide_5f_v2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freeipa_5f_upstream_5f_title-backgroundobjects">
      <style:graphic-properties draw:fill="solid" draw:fill-color="#1b4aa0" draw:textarea-vertical-align="middle" draw:auto-grow-height="false"/>
    </style:style>
    <style:style style:name="Mpr7" style:family="presentation" style:parent-style-name="freeipa_5f_upstream_5f_title-backgroundobjects">
      <style:graphic-properties draw:stroke="none" draw:fill="none" fo:min-height="1.524cm"/>
    </style:style>
    <style:style style:name="Mpr8" style:family="presentation" style:parent-style-name="freeipa_5f_upstream_5f_title-backgroundobjects">
      <style:graphic-properties draw:stroke="none" draw:fill="none" draw:fill-color="#ffffff" draw:auto-grow-height="false" fo:min-height="1.397cm"/>
    </style:style>
    <style:style style:name="Mpr9" style:family="presentation" style:parent-style-name="freeipa_5f_upstream_5f_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style:text-properties fo:color="#ffffff" fo:font-size="18pt" fo:font-weight="normal" style:font-weight-asian="normal" style:font-weight-complex="normal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color="#00ae00"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fo:font-size="18pt" fo:font-weight="normal" style:font-weight-asian="normal" style:font-weight-complex="normal"/>
    </style:style>
    <style:style style:name="MT4" style:family="text">
      <style:text-properties fo:color="#00ae00" fo:font-family="'Liberation Sans'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MT5" style:family="text">
      <style:text-properties fo:color="#00ae00" fo:font-size="32pt" fo:text-shadow="1pt 1pt" style:font-size-asian="32pt" style:font-size-complex="3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reeipa_5f_upstream_5f_slide_5f_v2" style:display-name="freeipa_upstream_slide_v2" style:page-layout-name="PM1" draw:style-name="Mdp1">
      <office:forms form:automatic-focus="false" form:apply-design-mode="false"/>
      <draw:frame presentation:style-name="freeipa_5f_upstream_5f_slide_5f_v2-outline1" draw:layer="backgroundobjects" svg:width="25.199cm" svg:height="12.18cm" svg:x="1.399cm" svg:y="3.554cm" presentation:class="outline" presentation:placeholder="true">
        <draw:text-box draw:corner-radius="0.379cm"/>
      </draw:frame>
      <draw:custom-shape presentation:style-name="Mpr1" draw:text-style-name="MP3" draw:layer="backgroundobjects" svg:width="28cm" svg:height="0.94cm" svg:x="0cm" svg:y="20.06cm">
        <text:p/>
        <draw:enhanced-geometry svg:viewBox="0 0 21600 21600" draw:type="rectangle" draw:enhanced-path="M 0 0 L 21600 0 21600 21600 0 21600 0 0 Z N"/>
      </draw:custom-shape>
      <draw:frame presentation:style-name="Mpr2" draw:text-style-name="MP5" draw:layer="backgroundobjects" svg:width="3.049cm" svg:height="0.686cm" svg:x="12.475cm" svg:y="20.314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3" draw:text-style-name="MP3" draw:layer="backgroundobjects" svg:width="8.64cm" svg:height="2.671cm" svg:x="0.299cm" svg:y="0.583cm">
        <draw:image xlink:href="Pictures/10000201000000D200000041BC5EBBCF.png" xlink:type="simple" xlink:show="embed" xlink:actuate="onLoad">
          <text:p/>
        </draw:image>
      </draw:frame>
      <draw:frame draw:style-name="Mgr4" draw:text-style-name="MP6" draw:layer="backgroundobjects" svg:width="7.155cm" svg:height="0.962cm" svg:x="20.834cm" svg:y="20.017cm">
        <draw:text-box>
          <text:p><text:span text:style-name="MT3">FreeIPA Training Series</text:span></text:p>
        </draw:text-box>
      </draw:frame>
      <draw:custom-shape presentation:style-name="Mpr3" draw:text-style-name="MP3" draw:layer="backgroundobjects" svg:width="7.368cm" svg:height="2.955cm" svg:x="2.794cm" svg:y="0.299cm">
        <text:p/>
        <draw:enhanced-geometry svg:viewBox="0 0 21600 21600" draw:type="rectangle" draw:enhanced-path="M 0 0 L 21600 0 21600 21600 0 21600 0 0 Z N"/>
      </draw:custom-shape>
      <draw:frame presentation:style-name="freeipa_5f_upstream_5f_slide_5f_v2-title" draw:layer="backgroundobjects" svg:width="23.63cm" svg:height="2.464cm" svg:x="3.094cm" svg:y="0.528cm" presentation:class="title" presentation:placeholder="true">
        <draw:text-box/>
      </draw:frame>
      <presentation:notes style:page-layout-name="PM0">
        <draw:page-thumbnail presentation:style-name="freeipa_5f_upstream_5f_slide_5f_v2-title" draw:layer="backgroundobjects" svg:width="0.001cm" svg:height="0.001cm" svg:x="0cm" svg:y="2.123cm" presentation:class="page"/>
        <draw:frame presentation:style-name="freeipa_5f_upstream_5f_slide_5f_v2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4" draw:text-style-name="MP5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5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5" draw:text-style-name="MP5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freeipa_5f_upstream_5f_title" style:display-name="freeipa_upstream_title" style:page-layout-name="PM1" draw:style-name="Mdp2">
      <office:forms form:automatic-focus="false" form:apply-design-mode="false"/>
      <draw:frame presentation:style-name="freeipa_5f_upstream_5f_title-outline1" draw:layer="backgroundobjects" svg:width="25.414cm" svg:height="12.18cm" svg:x="1.508cm" svg:y="6.457cm" presentation:class="outline" presentation:placeholder="true">
        <draw:text-box/>
      </draw:frame>
      <draw:frame presentation:style-name="freeipa_5f_upstream_5f_title-title" draw:layer="backgroundobjects" svg:width="25.199cm" svg:height="3.506cm" svg:x="1.4cm" svg:y="8.747cm" presentation:class="title" presentation:placeholder="true">
        <draw:text-box/>
      </draw:frame>
      <draw:custom-shape presentation:style-name="Mpr6" draw:text-style-name="MP3" draw:layer="backgroundobjects" svg:width="28cm" svg:height="0.94cm" svg:x="0.002cm" svg:y="20.065cm">
        <text:p/>
        <draw:enhanced-geometry svg:viewBox="0 0 21600 21600" draw:type="rectangle" draw:enhanced-path="M 0 0 L 21600 0 21600 21600 0 21600 0 0 Z N"/>
      </draw:custom-shape>
      <draw:frame presentation:style-name="Mpr7" draw:text-style-name="MP8" draw:layer="backgroundobjects" svg:width="12.958cm" svg:height="1.524cm" svg:x="13.974cm" svg:y="0.981cm">
        <draw:text-box>
          <text:p text:style-name="MP3"><text:span text:style-name="MT4">FreeIPA Training Series</text:span><text:span text:style-name="MT5"> </text:span></text:p>
        </draw:text-box>
      </draw:frame>
      <draw:frame draw:style-name="Mgr3" draw:text-style-name="MP3" draw:layer="backgroundobjects" svg:width="8.64cm" svg:height="2.671cm" svg:x="0.299cm" svg:y="0.595cm">
        <draw:image xlink:href="Pictures/10000201000000D200000041645FBC1B.png" xlink:type="simple" xlink:show="embed" xlink:actuate="onLoad">
          <text:p/>
        </draw:image>
      </draw:frame>
      <presentation:notes style:page-layout-name="PM0">
        <draw:page-thumbnail presentation:style-name="freeipa_5f_upstream_5f_title-title" draw:layer="backgroundobjects" svg:width="13.968cm" svg:height="10.476cm" svg:x="3.81cm" svg:y="2.123cm" presentation:class="page"/>
        <draw:frame presentation:style-name="freeipa_5f_upstream_5f_titl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5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9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5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Linux_X86_64 LibreOffice_project/360m1$Build-2</meta:generator>
    <meta:creation-date>2011-08-08T12:00:45</meta:creation-date>
    <dc:language>en-US</dc:language>
    <meta:editing-cycles>141</meta:editing-cycles>
    <meta:editing-duration>P4DT59M2S</meta:editing-duration>
    <meta:initial-creator>Brian Gollaher</meta:initial-creator>
    <dc:date>2013-06-05T09:22:27</dc:date>
    <dc:creator>Martin Kosek</dc:creator>
    <meta:document-statistic meta:object-count="129"/>
    <meta:user-defined meta:name="Info 1"/>
    <meta:user-defined meta:name="Info 2"/>
    <meta:user-defined meta:name="Info 3"/>
    <meta:user-defined meta:name="Info 4"/>
  </office:meta>
</office:document-meta>
</file>